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3.359">
            <text:p>13.359</text:p>
          </table:table-cell>
          <table:table-cell office:value-type="float" office:value="1112">
            <text:p>1112</text:p>
          </table:table-cell>
          <table:table-cell office:value-type="float" office:value="102.43">
            <text:p>102.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4.301">
            <text:p>14.301</text:p>
          </table:table-cell>
          <table:table-cell office:value-type="float" office:value="1261">
            <text:p>1261</text:p>
          </table:table-cell>
          <table:table-cell office:value-type="float" office:value="113.058">
            <text:p>113.05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15.53">
            <text:p>15.53</text:p>
          </table:table-cell>
          <table:table-cell office:value-type="float" office:value="1261">
            <text:p>1261</text:p>
          </table:table-cell>
          <table:table-cell office:value-type="float" office:value="117.868">
            <text:p>117.86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1">
            <text:p>71</text:p>
          </table:table-cell>
          <table:table-cell office:value-type="float" office:value="16.614">
            <text:p>16.614</text:p>
          </table:table-cell>
          <table:table-cell office:value-type="float" office:value="1261">
            <text:p>1261</text:p>
          </table:table-cell>
          <table:table-cell office:value-type="float" office:value="131.541">
            <text:p>131.541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3">
            <text:p>73</text:p>
          </table:table-cell>
          <table:table-cell office:value-type="float" office:value="18.078">
            <text:p>18.078</text:p>
          </table:table-cell>
          <table:table-cell office:value-type="float" office:value="2098">
            <text:p>2098</text:p>
          </table:table-cell>
          <table:table-cell office:value-type="float" office:value="149.257">
            <text:p>149.25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7">
            <text:p>87</text:p>
          </table:table-cell>
          <table:table-cell office:value-type="float" office:value="19.426">
            <text:p>19.426</text:p>
          </table:table-cell>
          <table:table-cell office:value-type="float" office:value="2098">
            <text:p>2098</text:p>
          </table:table-cell>
          <table:table-cell office:value-type="float" office:value="160.543">
            <text:p>160.543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86">
            <text:p>86</text:p>
          </table:table-cell>
          <table:table-cell office:value-type="float" office:value="20.879">
            <text:p>20.879</text:p>
          </table:table-cell>
          <table:table-cell office:value-type="float" office:value="2363">
            <text:p>2363</text:p>
          </table:table-cell>
          <table:table-cell office:value-type="float" office:value="172.824">
            <text:p>172.82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3">
            <text:p>93</text:p>
          </table:table-cell>
          <table:table-cell office:value-type="float" office:value="22.56">
            <text:p>22.56</text:p>
          </table:table-cell>
          <table:table-cell office:value-type="float" office:value="3368">
            <text:p>3368</text:p>
          </table:table-cell>
          <table:table-cell office:value-type="float" office:value="191.938">
            <text:p>191.938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  <table:table-cell office:value-type="float" office:value="23.772">
            <text:p>23.772</text:p>
          </table:table-cell>
          <table:table-cell office:value-type="float" office:value="3368">
            <text:p>3368</text:p>
          </table:table-cell>
          <table:table-cell office:value-type="float" office:value="209.453">
            <text:p>209.453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7">
            <text:p>107</text:p>
          </table:table-cell>
          <table:table-cell office:value-type="float" office:value="24.508">
            <text:p>24.508</text:p>
          </table:table-cell>
          <table:table-cell office:value-type="float" office:value="3368">
            <text:p>3368</text:p>
          </table:table-cell>
          <table:table-cell office:value-type="float" office:value="221.638">
            <text:p>221.63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6">
            <text:p>116</text:p>
          </table:table-cell>
          <table:table-cell office:value-type="float" office:value="26.492">
            <text:p>26.492</text:p>
          </table:table-cell>
          <table:table-cell office:value-type="float" office:value="5913">
            <text:p>5913</text:p>
          </table:table-cell>
          <table:table-cell office:value-type="float" office:value="234.809">
            <text:p>234.80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7">
            <text:p>127</text:p>
          </table:table-cell>
          <table:table-cell office:value-type="float" office:value="28.197">
            <text:p>28.197</text:p>
          </table:table-cell>
          <table:table-cell office:value-type="float" office:value="5913">
            <text:p>5913</text:p>
          </table:table-cell>
          <table:table-cell office:value-type="float" office:value="248.954">
            <text:p>248.954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9">
            <text:p>139</text:p>
          </table:table-cell>
          <table:table-cell office:value-type="float" office:value="29.206">
            <text:p>29.206</text:p>
          </table:table-cell>
          <table:table-cell office:value-type="float" office:value="10528">
            <text:p>10528</text:p>
          </table:table-cell>
          <table:table-cell office:value-type="float" office:value="274.362">
            <text:p>274.36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3">
            <text:p>133</text:p>
          </table:table-cell>
          <table:table-cell office:value-type="float" office:value="30.215">
            <text:p>30.215</text:p>
          </table:table-cell>
          <table:table-cell office:value-type="float" office:value="10528">
            <text:p>10528</text:p>
          </table:table-cell>
          <table:table-cell office:value-type="float" office:value="280.137">
            <text:p>280.137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53">
            <text:p>153</text:p>
          </table:table-cell>
          <table:table-cell office:value-type="float" office:value="32.18">
            <text:p>32.18</text:p>
          </table:table-cell>
          <table:table-cell office:value-type="float" office:value="10528">
            <text:p>10528</text:p>
          </table:table-cell>
          <table:table-cell office:value-type="float" office:value="297.726">
            <text:p>297.72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2">
            <text:p>162</text:p>
          </table:table-cell>
          <table:table-cell office:value-type="float" office:value="33.972">
            <text:p>33.972</text:p>
          </table:table-cell>
          <table:table-cell office:value-type="float" office:value="21088">
            <text:p>21088</text:p>
          </table:table-cell>
          <table:table-cell office:value-type="float" office:value="325.207">
            <text:p>325.207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4">
            <text:p>164</text:p>
          </table:table-cell>
          <table:table-cell office:value-type="float" office:value="36.125">
            <text:p>36.125</text:p>
          </table:table-cell>
          <table:table-cell office:value-type="float" office:value="21088">
            <text:p>21088</text:p>
          </table:table-cell>
          <table:table-cell office:value-type="float" office:value="339.042">
            <text:p>339.042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5">
            <text:p>165</text:p>
          </table:table-cell>
          <table:table-cell office:value-type="float" office:value="37.182">
            <text:p>37.182</text:p>
          </table:table-cell>
          <table:table-cell office:value-type="float" office:value="21088">
            <text:p>21088</text:p>
          </table:table-cell>
          <table:table-cell office:value-type="float" office:value="357.726">
            <text:p>357.726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85">
            <text:p>185</text:p>
          </table:table-cell>
          <table:table-cell office:value-type="float" office:value="39.609">
            <text:p>39.609</text:p>
          </table:table-cell>
          <table:table-cell office:value-type="float" office:value="32877">
            <text:p>32877</text:p>
          </table:table-cell>
          <table:table-cell office:value-type="float" office:value="378.366">
            <text:p>378.366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92">
            <text:p>192</text:p>
          </table:table-cell>
          <table:table-cell office:value-type="float" office:value="41.962">
            <text:p>41.962</text:p>
          </table:table-cell>
          <table:table-cell office:value-type="float" office:value="32877">
            <text:p>32877</text:p>
          </table:table-cell>
          <table:table-cell office:value-type="float" office:value="389.919">
            <text:p>389.919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196">
            <text:p>196</text:p>
          </table:table-cell>
          <table:table-cell office:value-type="float" office:value="43.881">
            <text:p>43.881</text:p>
          </table:table-cell>
          <table:table-cell office:value-type="float" office:value="32877">
            <text:p>32877</text:p>
          </table:table-cell>
          <table:table-cell office:value-type="float" office:value="409.572">
            <text:p>409.572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09">
            <text:p>209</text:p>
          </table:table-cell>
          <table:table-cell office:value-type="float" office:value="43.872">
            <text:p>43.872</text:p>
          </table:table-cell>
          <table:table-cell office:value-type="float" office:value="57477">
            <text:p>57477</text:p>
          </table:table-cell>
          <table:table-cell office:value-type="float" office:value="434.851">
            <text:p>434.851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22">
            <text:p>222</text:p>
          </table:table-cell>
          <table:table-cell office:value-type="float" office:value="45.917">
            <text:p>45.917</text:p>
          </table:table-cell>
          <table:table-cell office:value-type="float" office:value="57477">
            <text:p>57477</text:p>
          </table:table-cell>
          <table:table-cell office:value-type="float" office:value="452.593">
            <text:p>452.593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28">
            <text:p>228</text:p>
          </table:table-cell>
          <table:table-cell office:value-type="float" office:value="47.394">
            <text:p>47.394</text:p>
          </table:table-cell>
          <table:table-cell office:value-type="float" office:value="57562">
            <text:p>57562</text:p>
          </table:table-cell>
          <table:table-cell office:value-type="float" office:value="474.746">
            <text:p>474.746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1">
            <text:p>241</text:p>
          </table:table-cell>
          <table:table-cell office:value-type="float" office:value="49.923">
            <text:p>49.923</text:p>
          </table:table-cell>
          <table:table-cell office:value-type="float" office:value="101241">
            <text:p>101241</text:p>
          </table:table-cell>
          <table:table-cell office:value-type="float" office:value="499.579">
            <text:p>499.579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46">
            <text:p>246</text:p>
          </table:table-cell>
          <table:table-cell office:value-type="float" office:value="52.247">
            <text:p>52.247</text:p>
          </table:table-cell>
          <table:table-cell office:value-type="float" office:value="101241">
            <text:p>101241</text:p>
          </table:table-cell>
          <table:table-cell office:value-type="float" office:value="525.137">
            <text:p>525.137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47">
            <text:p>247</text:p>
          </table:table-cell>
          <table:table-cell office:value-type="float" office:value="54.639">
            <text:p>54.639</text:p>
          </table:table-cell>
          <table:table-cell office:value-type="float" office:value="101241">
            <text:p>101241</text:p>
          </table:table-cell>
          <table:table-cell office:value-type="float" office:value="546.11">
            <text:p>546.11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78">
            <text:p>278</text:p>
          </table:table-cell>
          <table:table-cell office:value-type="float" office:value="56.979">
            <text:p>56.979</text:p>
          </table:table-cell>
          <table:table-cell office:value-type="float" office:value="177815">
            <text:p>177815</text:p>
          </table:table-cell>
          <table:table-cell office:value-type="float" office:value="572.398">
            <text:p>572.398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93">
            <text:p>293</text:p>
          </table:table-cell>
          <table:table-cell office:value-type="float" office:value="60.586">
            <text:p>60.586</text:p>
          </table:table-cell>
          <table:table-cell office:value-type="float" office:value="177815">
            <text:p>177815</text:p>
          </table:table-cell>
          <table:table-cell office:value-type="float" office:value="595.704">
            <text:p>595.704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295">
            <text:p>295</text:p>
          </table:table-cell>
          <table:table-cell office:value-type="float" office:value="62.066">
            <text:p>62.066</text:p>
          </table:table-cell>
          <table:table-cell office:value-type="float" office:value="308954">
            <text:p>308954</text:p>
          </table:table-cell>
          <table:table-cell office:value-type="float" office:value="632.517">
            <text:p>632.517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296">
            <text:p>296</text:p>
          </table:table-cell>
          <table:table-cell office:value-type="float" office:value="65.329">
            <text:p>65.329</text:p>
          </table:table-cell>
          <table:table-cell office:value-type="float" office:value="308954">
            <text:p>308954</text:p>
          </table:table-cell>
          <table:table-cell office:value-type="float" office:value="649.75">
            <text:p>649.75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10">
            <text:p>310</text:p>
          </table:table-cell>
          <table:table-cell office:value-type="float" office:value="65.505">
            <text:p>65.505</text:p>
          </table:table-cell>
          <table:table-cell office:value-type="float" office:value="308954">
            <text:p>308954</text:p>
          </table:table-cell>
          <table:table-cell office:value-type="float" office:value="679.446">
            <text:p>679.446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44">
            <text:p>344</text:p>
          </table:table-cell>
          <table:table-cell office:value-type="float" office:value="68.06">
            <text:p>68.06</text:p>
          </table:table-cell>
          <table:table-cell office:value-type="float" office:value="537123">
            <text:p>537123</text:p>
          </table:table-cell>
          <table:table-cell office:value-type="float" office:value="711.082">
            <text:p>711.082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41">
            <text:p>341</text:p>
          </table:table-cell>
          <table:table-cell office:value-type="float" office:value="70.429">
            <text:p>70.429</text:p>
          </table:table-cell>
          <table:table-cell office:value-type="float" office:value="537123">
            <text:p>537123</text:p>
          </table:table-cell>
          <table:table-cell office:value-type="float" office:value="730.196">
            <text:p>730.196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61">
            <text:p>361</text:p>
          </table:table-cell>
          <table:table-cell office:value-type="float" office:value="71.09">
            <text:p>71.09</text:p>
          </table:table-cell>
          <table:table-cell office:value-type="float" office:value="537123">
            <text:p>537123</text:p>
          </table:table-cell>
          <table:table-cell office:value-type="float" office:value="760.234">
            <text:p>760.234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67">
            <text:p>367</text:p>
          </table:table-cell>
          <table:table-cell office:value-type="float" office:value="74.602">
            <text:p>74.602</text:p>
          </table:table-cell>
          <table:table-cell office:value-type="float" office:value="936107">
            <text:p>936107</text:p>
          </table:table-cell>
          <table:table-cell office:value-type="float" office:value="795.432">
            <text:p>795.432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81">
            <text:p>381</text:p>
          </table:table-cell>
          <table:table-cell office:value-type="float" office:value="78.832">
            <text:p>78.832</text:p>
          </table:table-cell>
          <table:table-cell office:value-type="float" office:value="936107">
            <text:p>936107</text:p>
          </table:table-cell>
          <table:table-cell office:value-type="float" office:value="821.185">
            <text:p>821.185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375">
            <text:p>375</text:p>
          </table:table-cell>
          <table:table-cell office:value-type="float" office:value="81.923">
            <text:p>81.923</text:p>
          </table:table-cell>
          <table:table-cell office:value-type="float" office:value="936107">
            <text:p>936107</text:p>
          </table:table-cell>
          <table:table-cell office:value-type="float" office:value="851.857">
            <text:p>851.857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50:3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3:58:39.49</meta:creation-date>
    <dc:date>2018-12-28T08:50:38.63</dc:date>
    <meta:editing-duration>PT5M56S</meta:editing-duration>
    <meta:editing-cycles>6</meta:editing-cycles>
    <meta:generator>OpenOffice/4.1.5$Win32 OpenOffice.org_project/415m1$Build-9789</meta:generator>
    <meta:document-statistic meta:table-count="3" meta:cell-count="228" meta:object-count="0"/>
  </office:meta>
</office:document-meta>
</file>